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33cm" fo:margin-left="-0.023cm" fo:margin-right="-0.011cm" table:align="margins"/>
    </style:style>
    <style:style style:name="TABLE_5f_1.A" style:display-name="TABLE_1.A" style:family="table-column">
      <style:table-column-properties style:column-width="1.716cm" style:rel-column-width="4369*"/>
    </style:style>
    <style:style style:name="TABLE_5f_1.C" style:display-name="TABLE_1.C" style:family="table-column">
      <style:table-column-properties style:column-width="1.715cm" style:rel-column-width="4368*"/>
    </style:style>
    <style:style style:name="TABLE_5f_1.E" style:display-name="TABLE_1.E" style:family="table-column">
      <style:table-column-properties style:column-width="1.716cm" style:rel-column-width="4370*"/>
    </style:style>
    <style:style style:name="TABLE_5f_1.A1" style:display-name="TABLE_1.A1" style:family="table-cell">
      <style:table-cell-properties fo:padding="0.097cm" fo:border="none"/>
    </style:style>
    <style:style style:name="TABLE_5f_1.A2" style:display-name="TABLE_1.A2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_5f_1.A3" style:display-name="TABLE_1.A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ae561" officeooo:paragraph-rsid="001ae561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bc81b" officeooo:paragraph-rsid="001bc81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9279" officeooo:paragraph-rsid="001c927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e8515" officeooo:paragraph-rsid="001e85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c9279"/>
    </style:style>
    <style:style style:name="P10" style:family="paragraph" style:parent-style-name="Table_20_Contents">
      <style:paragraph-properties fo:text-align="center" style:justify-single-word="false"/>
      <style:text-properties officeooo:rsid="001c9279" officeooo:paragraph-rsid="001c9279"/>
    </style:style>
    <style:style style:name="P11" style:family="paragraph" style:parent-style-name="Table_20_Contents">
      <style:paragraph-properties fo:text-align="center" style:justify-single-word="false"/>
      <style:text-properties officeooo:rsid="001e8515" officeooo:paragraph-rsid="001e8515"/>
    </style:style>
    <style:style style:name="T1" style:family="text">
      <style:text-properties officeooo:rsid="001ae561"/>
    </style:style>
    <style:style style:name="T2" style:family="text">
      <style:text-properties officeooo:rsid="001bc81b"/>
    </style:style>
    <style:style style:name="T3" style:family="text">
      <style:text-properties officeooo:rsid="001c9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ITLE]</text:p>
      <text:p text:style-name="P1"/>
      <table:table table:name="TABLE_1" table:style-name="TABLE_5f_1">
        <table:table-column table:style-name="TABLE_5f_1.A" table:number-columns-repeated="2"/>
        <table:table-column table:style-name="TABLE_5f_1.C"/>
        <table:table-column table:style-name="TABLE_5f_1.A"/>
        <table:table-column table:style-name="TABLE_5f_1.E"/>
        <table:table-column table:style-name="TABLE_5f_1.A" table:number-columns-repeated="10"/>
        <table:table-row>
          <table:table-cell table:style-name="TABLE_5f_1.A1" office:value-type="string">
            <text:p text:style-name="P4">Projekt ID</text:p>
          </table:table-cell>
          <table:table-cell table:style-name="TABLE_5f_1.A1" office:value-type="string">
            <text:p text:style-name="P4">Projekt Name</text:p>
          </table:table-cell>
          <table:table-cell table:style-name="TABLE_5f_1.A1" office:value-type="string">
            <text:p text:style-name="P7">ISBN</text:p>
          </table:table-cell>
          <table:table-cell table:style-name="TABLE_5f_1.A1" office:value-type="string">
            <text:p text:style-name="P8">Auflage</text:p>
          </table:table-cell>
          <table:table-cell table:style-name="TABLE_5f_1.A1" office:value-type="string">
            <text:p text:style-name="P8">Final Deadline</text:p>
          </table:table-cell>
          <table:table-cell table:style-name="TABLE_5f_1.A1" office:value-type="string">
            <text:p text:style-name="P8">Bi</text:p>
          </table:table-cell>
          <table:table-cell table:style-name="TABLE_5f_1.A1" office:value-type="string">
            <text:p text:style-name="P8">Druck</text:p>
          </table:table-cell>
          <table:table-cell table:style-name="TABLE_5f_1.A1" office:value-type="string">
            <text:p text:style-name="P8">Prio</text:p>
          </table:table-cell>
          <table:table-cell table:style-name="TABLE_5f_1.A1" office:value-type="string">
            <text:p text:style-name="P8">MsEin</text:p>
          </table:table-cell>
          <table:table-cell table:style-name="TABLE_5f_1.A1" office:value-type="string">
            <text:p text:style-name="P8">Lektor</text:p>
          </table:table-cell>
          <table:table-cell table:style-name="TABLE_5f_1.A1" office:value-type="string">
            <text:p text:style-name="P8">Seiten</text:p>
          </table:table-cell>
          <table:table-cell table:style-name="TABLE_5f_1.A1" office:value-type="string">
            <text:p text:style-name="P8">Format</text:p>
          </table:table-cell>
          <table:table-cell table:style-name="TABLE_5f_1.A1" office:value-type="string">
            <text:p text:style-name="P8">Umschlag</text:p>
          </table:table-cell>
          <table:table-cell table:style-name="TABLE_5f_1.A1" office:value-type="string">
            <text:p text:style-name="P8">Titelei</text:p>
          </table:table-cell>
          <table:table-cell table:style-name="TABLE_5f_1.A1" office:value-type="string">
            <text:p text:style-name="P8">Papier</text:p>
          </table:table-cell>
        </table:table-row>
        <table:table-row>
          <table:table-cell table:style-name="TABLE_5f_1.A2" office:value-type="string">
            <text:p text:style-name="P3">[ID]</text:p>
          </table:table-cell>
          <table:table-cell table:style-name="TABLE_5f_1.A2" office:value-type="string">
            <text:p text:style-name="P5">[NAME]</text:p>
          </table:table-cell>
          <table:table-cell table:style-name="TABLE_5f_1.A2" office:value-type="string">
            <text:p text:style-name="P10">[ISBN]</text:p>
          </table:table-cell>
          <table:table-cell table:style-name="TABLE_5f_1.A2" office:value-type="string">
            <text:p text:style-name="P11">[AUFLAGE]</text:p>
          </table:table-cell>
          <table:table-cell table:style-name="TABLE_5f_1.A2" office:value-type="string">
            <text:p text:style-name="P11">[SOLLF]</text:p>
          </table:table-cell>
          <table:table-cell table:style-name="TABLE_5f_1.A2" office:value-type="string">
            <text:p text:style-name="P11">[BI]</text:p>
          </table:table-cell>
          <table:table-cell table:style-name="TABLE_5f_1.A2" office:value-type="string">
            <text:p text:style-name="P11">[DRUCK]</text:p>
          </table:table-cell>
          <table:table-cell table:style-name="TABLE_5f_1.A2" office:value-type="string">
            <text:p text:style-name="P11">[PRIO]</text:p>
          </table:table-cell>
          <table:table-cell table:style-name="TABLE_5f_1.A2" office:value-type="string">
            <text:p text:style-name="P11">[MSEIN]</text:p>
          </table:table-cell>
          <table:table-cell table:style-name="TABLE_5f_1.A2" office:value-type="string">
            <text:p text:style-name="P11">[LEK]</text:p>
          </table:table-cell>
          <table:table-cell table:style-name="TABLE_5f_1.A2" office:value-type="string">
            <text:p text:style-name="P11">[SEITEN]</text:p>
          </table:table-cell>
          <table:table-cell table:style-name="TABLE_5f_1.A2" office:value-type="string">
            <text:p text:style-name="P11">[FORMAT]</text:p>
          </table:table-cell>
          <table:table-cell table:style-name="TABLE_5f_1.A2" office:value-type="string">
            <text:p text:style-name="P11">[UMSCHLAG]</text:p>
          </table:table-cell>
          <table:table-cell table:style-name="TABLE_5f_1.A2" office:value-type="string">
            <text:p text:style-name="P11">[TITELEI]</text:p>
          </table:table-cell>
          <table:table-cell table:style-name="TABLE_5f_1.A2" office:value-type="string">
            <text:p text:style-name="P11">[PAPIER]</text:p>
          </table:table-cell>
        </table:table-row>
        <table:table-row>
          <table:table-cell table:style-name="TABLE_5f_1.A3" office:value-type="string">
            <text:p text:style-name="P3">[ID]</text:p>
          </table:table-cell>
          <table:table-cell table:style-name="TABLE_5f_1.A3" office:value-type="string">
            <text:p text:style-name="P3"><text:s/><text:span text:style-name="T1">[NAME]</text:span></text:p>
          </table:table-cell>
          <table:table-cell table:style-name="TABLE_5f_1.A3" office:value-type="string">
            <text:p text:style-name="P9"><text:s/><text:span text:style-name="T3">[ISBN]</text:span></text:p>
          </table:table-cell>
          <table:table-cell table:style-name="TABLE_5f_1.A3" office:value-type="string">
            <text:p text:style-name="P11">[AUFLAGE]</text:p>
          </table:table-cell>
          <table:table-cell table:style-name="TABLE_5f_1.A3" office:value-type="string">
            <text:p text:style-name="P11">[SOLLF]</text:p>
          </table:table-cell>
          <table:table-cell table:style-name="TABLE_5f_1.A3" office:value-type="string">
            <text:p text:style-name="P11">[BI]</text:p>
          </table:table-cell>
          <table:table-cell table:style-name="TABLE_5f_1.A3" office:value-type="string">
            <text:p text:style-name="P11">[DRUCK]</text:p>
          </table:table-cell>
          <table:table-cell table:style-name="TABLE_5f_1.A3" office:value-type="string">
            <text:p text:style-name="P11">[PRIO]</text:p>
          </table:table-cell>
          <table:table-cell table:style-name="TABLE_5f_1.A3" office:value-type="string">
            <text:p text:style-name="P11">[MSEIN]</text:p>
          </table:table-cell>
          <table:table-cell table:style-name="TABLE_5f_1.A3" office:value-type="string">
            <text:p text:style-name="P11">[LEK]</text:p>
          </table:table-cell>
          <table:table-cell table:style-name="TABLE_5f_1.A3" office:value-type="string">
            <text:p text:style-name="P11">[SEITEN]</text:p>
          </table:table-cell>
          <table:table-cell table:style-name="TABLE_5f_1.A3" office:value-type="string">
            <text:p text:style-name="P11">[FORMAT]</text:p>
          </table:table-cell>
          <table:table-cell table:style-name="TABLE_5f_1.A3" office:value-type="string">
            <text:p text:style-name="P11">[UMSCHLAG]</text:p>
          </table:table-cell>
          <table:table-cell table:style-name="TABLE_5f_1.A3" office:value-type="string">
            <text:p text:style-name="P11">[TITELEI]</text:p>
          </table:table-cell>
          <table:table-cell table:style-name="TABLE_5f_1.A3" office:value-type="string">
            <text:p text:style-name="P11">[PAPIER]</text:p>
          </table:table-cell>
        </table:table-row>
      </table:table>
      <text:p text:style-name="P1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Ausdruck erstellt am: 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11:37</meta:creation-date>
    <dc:date>2016-04-12T11:23:30.330122208</dc:date>
    <meta:editing-duration>PT1H26M41S</meta:editing-duration>
    <meta:editing-cycles>17</meta:editing-cycles>
    <meta:generator>LibreOffice/4.4.6.3$Linux_X86_64 LibreOffice_project/40m0$Build-3</meta:generator>
    <meta:document-statistic meta:table-count="1" meta:image-count="0" meta:object-count="0" meta:page-count="1" meta:paragraph-count="48" meta:word-count="57" meta:character-count="374" meta:non-whitespace-character-count="361"/>
  </office:meta>
</office:document-meta>
</file>